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81.23mm"/>
    </style:style>
    <style:style style:name="co8" style:family="table-column">
      <style:table-column-properties fo:break-before="auto" style:column-width="61.12mm"/>
    </style:style>
    <style:style style:name="co9" style:family="table-column">
      <style:table-column-properties fo:break-before="auto" style:column-width="93.4mm"/>
    </style:style>
    <style:style style:name="co5" style:family="table-column">
      <style:table-column-properties fo:break-before="auto" style:column-width="33.3mm"/>
    </style:style>
    <style:style style:name="co10" style:family="table-column">
      <style:table-column-properties fo:break-before="auto" style:column-width="15.88mm"/>
    </style:style>
    <style:style style:name="co11" style:family="table-column">
      <style:table-column-properties fo:break-before="auto" style:column-width="7.1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36.79mm"/>
    </style:style>
    <style:style style:name="co14" style:family="table-column">
      <style:table-column-properties fo:break-before="auto" style:column-width="162.19mm"/>
    </style:style>
    <style:style style:name="co15" style:family="table-column">
      <style:table-column-properties fo:break-before="auto" style:column-width="21.7mm"/>
    </style:style>
    <style:style style:name="co16" style:family="table-column">
      <style:table-column-properties fo:break-before="auto" style:column-width="34.4mm"/>
    </style:style>
    <style:style style:name="co17" style:family="table-column">
      <style:table-column-properties fo:break-before="auto" style:column-width="31.22mm"/>
    </style:style>
    <style:style style:name="co18" style:family="table-column">
      <style:table-column-properties fo:break-before="auto" style:column-width="19.58mm"/>
    </style:style>
    <style:style style:name="co19" style:family="table-column">
      <style:table-column-properties fo:break-before="auto" style:column-width="39.42mm"/>
    </style:style>
    <style:style style:name="co20" style:family="table-column">
      <style:table-column-properties fo:break-before="auto" style:column-width="104.78mm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1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2" style:family="table" style:master-page-name="PageStyle_5f_Metologia_20_de_20_construção_20_das_20_questões">
      <style:table-properties table:display="true" style:writing-mode="lr-tb"/>
    </style:style>
    <style:style style:name="ta3" style:family="table" style:master-page-name="PageStyle_5f_Tabela_20_dinâmica_20_2">
      <style:table-properties table:display="true" style:writing-mode="lr-tb"/>
    </style:style>
    <style:style style:name="ta4" style:family="table" style:master-page-name="PageStyle_5f_Dados">
      <style:table-properties table:display="true" style:writing-mode="lr-tb"/>
    </style:style>
    <style:style style:name="ta5" style:family="table" style:master-page-name="PageStyle_5f_questões">
      <style:table-properties table:display="true" style:writing-mode="lr-tb"/>
    </style:style>
    <style:style style:name="ta6" style:family="table" style:master-page-name="PageStyle_5f_questões1.0">
      <style:table-properties table:display="true" style:writing-mode="lr-tb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text-properties style:text-position="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13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text-properties style:text-position=""/>
    </style:style>
    <style:style style:name="ce14" style:family="table-cell" style:parent-style-name="Pivot_20_Table_20_Value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15" style:family="table-cell" style:parent-style-name="Pivot_20_Table_20_Value">
      <style:table-cell-properties fo:border-bottom="none" fo:border-left="0.99pt solid #000000" fo:border-right="2.01pt solid #000000" fo:border-top="none"/>
      <style:text-properties style:text-position=""/>
    </style:style>
    <style:style style:name="ce16" style:family="table-cell" style:parent-style-name="Pivot_20_Table_20_Value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17" style:family="table-cell" style:parent-style-name="Pivot_20_Table_20_Result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9" style:family="table-cell" style:parent-style-name="Pivot_20_Table_20_Field">
      <style:table-cell-properties fo:border-bottom="0.99pt solid #000000" fo:border-left="2.01pt solid #000000" fo:border-right="0.99pt solid #000000" fo:border-top="2.01pt solid #000000"/>
      <style:text-properties style:text-position="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20124d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20124d" style:direction="ltr" fo:border-right="0.74pt solid #20124d" style:rotation-angle="0" style:rotation-align="none" style:shrink-to-fit="false" fo:border-top="0.74pt solid #20124d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74pt solid #20124d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transparent"/>
      <style:text-properties style:use-window-font-color="true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wrap" fo:border="0.74pt solid #20124d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20124d" style:direction="ltr" fo:border-right="0.74pt solid #20124d" style:rotation-angle="0" style:rotation-align="none" style:shrink-to-fit="false" fo:border-top="0.74pt solid #20124d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20124d" style:diagonal-bl-tr="none" style:diagonal-tl-br="none" style:text-align-source="value-type" style:repeat-content="false" fo:wrap-option="wrap" fo:border="0.74pt solid #20124d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20124d" style:direction="ltr" fo:border-right="0.74pt solid #20124d" style:rotation-angle="0" style:rotation-align="none" style:shrink-to-fit="false" fo:border-top="0.74pt solid #20124d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20124d" style:diagonal-bl-tr="none" style:diagonal-tl-br="none" style:text-align-source="value-type" style:repeat-content="false" fo:wrap-option="wrap" fo:border-left="none" style:direction="ltr" fo:border-right="0.74pt solid #20124d" style:rotation-angle="0" style:rotation-align="none" style:shrink-to-fit="false" fo:border-top="0.74pt solid #20124d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20124d" style:rotation-angle="0" style:rotation-align="none" style:shrink-to-fit="false" fo:border-top="0.74pt solid #20124d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dos.$A$2:.A2])" table:allow-empty-cell="true" table:display-list="unsorted" table:base-cell-address="'questões1.0'.G2"/>
      </table:content-validations>
      <table:table table:name="questões" table:style-name="ta5">
        <office:forms form:automatic-focus="false" form:apply-design-mode="false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9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Deve haver regulamentação dos meios de comunicação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O porte de armas deve ser liberado no Brasil. 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6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O governo tem um papel essencial na regulação dos mercados para garantir os direitos dos consumidores. 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6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Empresas estrangeiras devem pagar mais impostos no Brasil para favorecer empresas brasileiras. 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A aposentadoria deveria ser garantida pelo governo para todas e todos os brasileiros.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O governo deve garantir saúde pública de qualidade e gratuita para toda a população. 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O governo deve isentar as igrejas de impostos. 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O Brasil deve investir para ter um exército forte e equipado para sua própria defesa. 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A prostituição deve ser regulamentada.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O consumo da maconha deve ser legalizado.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Adoção de cotas raciais nas universidades públicas.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Os imigrantes devem ter os mesmos direitos dos brasileiros e brasileiras. 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Os ricos deveriam pagar mais impostos. 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Aborto deve ser ilegal em todos os casos.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6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Aqueles que são capazes de trabalhar, mas recusam a oportunidade, não devem esperar o apoio da sociedade.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A pena de morte deveria existir.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Um casal do mesmo sexo pode adotar uma criança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Aqueles que podem pagar mais devem ter o direito de receber educação melhor.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Crescimento econômico é mais importante que igualdade social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Suicídio, clinicamente assistido, deveria ser legal.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6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Em uma sociedade civilizada, deve sempre haver pessoas acima, para comandar, e pessoas abaixo, para serem comandadas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Grafite é arte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Na justiça criminal, a punição deve ser mais importante do que a reabilitação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Nenhum meio de comunicação deve receber financiamento público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Pessoas com graves deficiências hereditárias não devem se reproduzir.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Os impostos deveriam ser gastos com artes ou esportes apenas se sobrar dinheiro.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Tudo que é bom para as empresas é bom para toda a sociedade. 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6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O homem de negócios e o trabalhador da fábrica são mais importantes do que o escritor e o artista.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É importante que exista um salário mínimo para todos trabalhadores e trabalhadoras.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Controlar a inflação é mais importante do que controlar o desemprego.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O Brasil deveria fazer a reforma agrária (Redistribuição de terras)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É importante que se discuta identidade de gênero na escola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Redução da maioridade penal para 16 anos.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Definição exclusiva de família como homem mulher e filhos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Privatização de serviços públicos como educação, saúde e cultura.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Campanhas eleitorais financiadas unicamente com dinheiro público. 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Ocupação de prédios públicos como instrumento de mobilização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6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Construção de moradias populares na periferia mesmo antes de garantir atendimento básico como centros de saúde e escolas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Fim das coligações entre partidos em eleições para deputados e deputadas.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Intervenção policial em protestos e manifestações populares.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6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Grandes empreendimentos podem iniciar suas obras mesmo antes de conseguirem permissão ambiental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6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A conciliação é uma medida útil para ajudar nos casos de violência doméstica e familiar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A interferência do Estado na economia atrapalha o desenvolvimento do país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6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Para a economia crescer o país deve investir fortemente nas empresas e bancos, pois são fontes de recurso e emprego 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Ensino de religiões nas escolas públicas e privadas.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Deve-se ter leis para a igualdade de salários entre homens e mulheres.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O combate à criminalidade deve ser enfrentado com intervenção militar 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Ricos e pobres tem o mesmo acesso a direitos no Brasil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A previdência social no país deveria ser privatizada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, questao:”</text:p>
          </table:table-cell>
          <table:table-cell table:style-name="ce27" office:value-type="string" calcext:value-type="string">
            <text:p>As Universidades Públicas deveriam ser paga por quem pode pagar </text:p>
          </table:table-cell>
          <table:table-cell table:style-name="ce26" office:value-type="string" calcext:value-type="string">
            <text:p>“});</text:p>
          </table:table-cell>
          <table:table-cell table:style-name="ce26" table:number-columns-repeated="21"/>
          <table:table-cell table:number-columns-repeated="997"/>
        </table:table-row>
        <table:table-row table:style-name="ro1" table:number-rows-repeated="911">
          <table:table-cell table:number-columns-repeated="2"/>
          <table:table-cell table:style-name="ce26" table:number-columns-repeated="2"/>
          <table:table-cell table:style-name="ce28"/>
          <table:table-cell table:style-name="ce26" table:number-columns-repeated="22"/>
          <table:table-cell table:number-columns-repeated="997"/>
        </table:table-row>
        <table:table-row table:style-name="ro1" table:number-rows-repeated="10476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questões.$A$1" table:cell-range-address="$questões.$C$1:.$AA$49"/>
        </table:named-expressions>
      </table:table>
      <table:table table:name="Metologia de construção das questões" table:style-name="ta2">
        <table:table-column table:style-name="co6" table:number-columns-repeated="1024" table:default-cell-style-name="Default"/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odas afirmações.</text:p>
          </table:table-cell>
          <table:table-cell table:number-columns-repeated="1022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a dinâmica 2" table:style-name="ta3">
        <table:table-column table:style-name="co7" table:default-cell-style-name="Default"/>
        <table:table-column table:style-name="co8" table:default-cell-style-name="Default"/>
        <table:table-column table:style-name="co6" table:number-columns-repeated="1022" table:default-cell-style-name="Default"/>
        <table:table-row table:style-name="ro1">
          <table:table-cell table:style-name="ce9" office:value-type="string" calcext:value-type="string">
            <text:p>Eixo</text:p>
          </table:table-cell>
          <table:table-cell table:style-name="ce13" office:value-type="string" calcext:value-type="string">
            <text:p>Count - Questão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Y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(empty)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Total Result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dos" table:style-name="ta4">
        <table:table-column table:style-name="co9" table:default-cell-style-name="Default"/>
        <table:table-column table:style-name="co6" table:number-columns-repeated="1023" table:default-cell-style-name="Default"/>
        <table:table-row table:style-name="ro3">
          <table:table-cell table:style-name="ce18" office:value-type="string" calcext:value-type="string">
            <text:p>Categorias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Assistência Social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Comércio exterior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Comunicação Social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Cotas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Cultura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Direitos Civis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Direitos das Mulheres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Drogas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Economia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Educação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Gênero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Governo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Habitação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Imigração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Impostos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Justiça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LGBTQ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Liberdade de expressão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0" office:value-type="string" calcext:value-type="string">
            <text:p>Meio Ambiente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0" office:value-type="string" calcext:value-type="string">
            <text:p>Militar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8" office:value-type="string" calcext:value-type="string">
            <text:p>Organização Agrária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1" office:value-type="string" calcext:value-type="string">
            <text:p>Previdência social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1" office:value-type="string" calcext:value-type="string">
            <text:p>Prostituição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1" office:value-type="string" calcext:value-type="string">
            <text:p>Racial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1" office:value-type="string" calcext:value-type="string">
            <text:p>Religião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1" office:value-type="string" calcext:value-type="string">
            <text:p>Saúde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1" office:value-type="string" calcext:value-type="string">
            <text:p>Segurança Pública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1" office:value-type="string" calcext:value-type="string">
            <text:p>Sindicatos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1" office:value-type="string" calcext:value-type="string">
            <text:p>Soberania Nacional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2" office:value-type="string" calcext:value-type="string">
            <text:p>Direitos trabalhistas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2" office:value-type="string" calcext:value-type="string">
            <text:p>Transporte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2"/>
          <table:table-cell table:style-name="ce23" table:number-columns-repeated="25"/>
          <table:table-cell table:number-columns-repeated="998"/>
        </table:table-row>
        <table:table-row table:style-name="ro3" table:number-rows-repeated="905">
          <table:table-cell table:style-name="ce23" table:number-columns-repeated="26"/>
          <table:table-cell table:number-columns-repeated="998"/>
        </table:table-row>
        <table:table-row table:style-name="ro4" table:number-rows-repeated="104763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questões.$A$1" table:cell-range-address="$Dados.$A$1:.$A$33"/>
        </table:named-expressions>
      </table:table>
      <table:table table:name="questões1.0" table:style-name="ta6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number-columns-repeated="2" table:default-cell-style-name="Default"/>
        <table:table-column table:style-name="co20" table:default-cell-style-name="Default"/>
        <table:table-column table:style-name="co6" table:number-columns-repeated="1015" table:default-cell-style-name="Default"/>
        <table:table-row table:style-name="ro3">
          <table:table-cell table:style-name="ce46" office:value-type="string" calcext:value-type="string">
            <text:p>#</text:p>
          </table:table-cell>
          <table:table-cell table:style-name="ce46" office:value-type="string" calcext:value-type="string">
            <text:p>Questão</text:p>
          </table:table-cell>
          <table:table-cell table:style-name="ce46" office:value-type="string" calcext:value-type="string">
            <text:p>Eixo</text:p>
          </table:table-cell>
          <table:table-cell table:style-name="ce46" office:value-type="string" calcext:value-type="string">
            <text:p>Entendimento</text:p>
          </table:table-cell>
          <table:table-cell table:style-name="ce46" office:value-type="string" calcext:value-type="string">
            <text:p>Relevância</text:p>
          </table:table-cell>
          <table:table-cell table:style-name="ce46" office:value-type="string" calcext:value-type="string">
            <text:p>Soma</text:p>
          </table:table-cell>
          <table:table-cell table:style-name="ce46" office:value-type="string" calcext:value-type="string">
            <text:p>Categoria 1</text:p>
          </table:table-cell>
          <table:table-cell table:style-name="ce46" office:value-type="string" calcext:value-type="string">
            <text:p>Categoria 2</text:p>
          </table:table-cell>
          <table:table-cell table:style-name="ce46" office:value-type="string" calcext:value-type="string">
            <text:p>Comentários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eve haver uma nova regulamentação dos meios de comunicação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SUM([.D2:.E2])" office:value-type="float" office:value="4" calcext:value-type="float">
            <text:p>4</text:p>
          </table:table-cell>
          <table:table-cell table:style-name="ce25" table:content-validation-name="val1" office:value-type="string" calcext:value-type="string">
            <text:p>Comunicação Social</text:p>
          </table:table-cell>
          <table:table-cell table:style-name="ce25" table:content-validation-name="val1" office:value-type="string" calcext:value-type="string">
            <text:p>Liberdade de expressão</text:p>
          </table:table-cell>
          <table:table-cell table:style-name="ce25" office:value-type="string" calcext:value-type="string">
            <text:p>Usar "regular"</text:p>
            <text:p>Colocar uma explicação sobre a regulação pois as pessoas entendem regular como censura também. 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O porte de armas deve ser liberado no Brasil. 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formula="of:=SUM([.D3:.E3])" office:value-type="float" office:value="6" calcext:value-type="float">
            <text:p>6</text:p>
          </table:table-cell>
          <table:table-cell table:style-name="ce25" table:content-validation-name="val1" office:value-type="string" calcext:value-type="string">
            <text:p>Segurança Pública</text:p>
          </table:table-cell>
          <table:table-cell table:style-name="ce25" table:content-validation-name="val1"/>
          <table:table-cell table:style-name="ce25"/>
          <table:table-cell table:style-name="ce26"/>
          <table:table-cell table:style-name="ce26" office:value-type="string" calcext:value-type="string">
            <text:p>Falta</text:p>
          </table:table-cell>
          <table:table-cell table:style-name="ce26" table:number-columns-repeated="21"/>
          <table:table-cell table:number-columns-repeated="992"/>
        </table:table-row>
        <table:table-row table:style-name="ro3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Os direitos sociais que os heterosexuais tem dever ser garantidos aos homosexuais.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25" table:formula="of:=SUM([.D4:.E4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LGBTQ</text:p>
          </table:table-cell>
          <table:table-cell table:style-name="ce25" table:content-validation-name="val1"/>
          <table:table-cell table:style-name="ce25" office:value-type="string" calcext:value-type="string">
            <text:p>ser mais específico, pergunta linha 26 ou: O Código Civil deve respeitar as mesmas regras para casais heteroxessuais e homossexuais. Ou outra do tipo cura gay</text:p>
          </table:table-cell>
          <table:table-cell table:style-name="ce26"/>
          <table:table-cell table:style-name="ce26" office:value-type="string" calcext:value-type="string">
            <text:p>Meio ambiente</text:p>
          </table:table-cell>
          <table:table-cell table:style-name="ce26" table:number-columns-repeated="21"/>
          <table:table-cell table:number-columns-repeated="992"/>
        </table:table-row>
        <table:table-row table:style-name="ro3"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O governo tem um papel essencial na regulação dos mercados para garantir os direitos dos consumidores. 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25" table:formula="of:=SUM([.D5:.E5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/>
          <table:table-cell table:style-name="ce25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Comércio exterior deve ser regulado pelo governo para garantir a saúde das empresas nacionais. 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25" table:formula="of:=SUM([.D6:.E6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 office:value-type="string" calcext:value-type="string">
            <text:p>Comércio exterior</text:p>
          </table:table-cell>
          <table:table-cell table:style-name="ce25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guridade social deve ser garantida pelo governo a qualquer custo. 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25" table:formula="of:=SUM([.D7:.E7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Previdência social</text:p>
          </table:table-cell>
          <table:table-cell table:style-name="ce25" table:content-validation-name="val1"/>
          <table:table-cell table:style-name="ce25" office:value-type="string" calcext:value-type="string">
            <text:p>acho que deve especificar mais em "qualquer custo" ou a pessoa ter opção de pular a questão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O governo deve garantir saúde pública de qualidade e gratuita para toda a população. 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25" table:formula="of:=SUM([.D8:.E8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Saúde</text:p>
          </table:table-cell>
          <table:table-cell table:style-name="ce25" table:content-validation-name="val1"/>
          <table:table-cell table:style-name="ce25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O governo deve isentar as igrejas de impostos. 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25" table:formula="of:=SUM([.D9:.E9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 office:value-type="string" calcext:value-type="string">
            <text:p>Impostos</text:p>
          </table:table-cell>
          <table:table-cell table:style-name="ce25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O Brasil deve investir para ter um exército forte e equipado para sua própria defesa. 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25" table:formula="of:=SUM([.D10:.E10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Soberania Nacional</text:p>
          </table:table-cell>
          <table:table-cell table:style-name="ce25" table:content-validation-name="val1"/>
          <table:table-cell table:style-name="ce25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A prostituição não deveria ser proibida. 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25" table:formula="of:=SUM([.D11:.E11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Prostituição</text:p>
          </table:table-cell>
          <table:table-cell table:style-name="ce25" table:content-validation-name="val1" office:value-type="string" calcext:value-type="string">
            <text:p>Gênero</text:p>
          </table:table-cell>
          <table:table-cell table:style-name="ce25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As drogas deveriam ser liberadas pois assim teríamos o fim do tráfico. 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25" table:formula="of:=SUM([.D12:.E12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Drogas</text:p>
          </table:table-cell>
          <table:table-cell table:style-name="ce25" table:content-validation-name="val1"/>
          <table:table-cell table:style-name="ce25" office:value-type="string" calcext:value-type="string">
            <text:p>não sei se deveria ter apenas que as drogas deverial ser legalizadas. 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A política de cotas é uma excelente ferramenta para reparar erros do passado. 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25" table:formula="of:=SUM([.D13:.E13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Raça</text:p>
          </table:table-cell>
          <table:table-cell table:style-name="ce25" table:content-validation-name="val1"/>
          <table:table-cell table:style-name="ce25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25" table:formula="of:=[.A13]+1" office:value-type="float" office:value="13" calcext:value-type="float">
            <text:p>13</text:p>
          </table:table-cell>
          <table:table-cell table:style-name="ce25" office:value-type="string" calcext:value-type="string">
            <text:p>Os imigrantes devem ter os mesmos direitos dos brasileiros e brasileiras. 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25" table:formula="of:=SUM([.D14:.E14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Imigração</text:p>
          </table:table-cell>
          <table:table-cell table:style-name="ce25" table:content-validation-name="val1"/>
          <table:table-cell table:style-name="ce25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25" table:formula="of:=[.A14]+1" office:value-type="float" office:value="14" calcext:value-type="float">
            <text:p>14</text:p>
          </table:table-cell>
          <table:table-cell table:style-name="ce25" office:value-type="string" calcext:value-type="string">
            <text:p>Os ricos deveriam pagar mais impostos. 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25" table:formula="of:=SUM([.D15:.E15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 office:value-type="string" calcext:value-type="string">
            <text:p>Impostos</text:p>
          </table:table-cell>
          <table:table-cell table:style-name="ce25" office:value-type="string" calcext:value-type="string">
            <text:p>aqui é pagar mais impostos, ou os impostos deveriam ser proporcional a bens e riquezas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25" table:formula="of:=[.A15]+1" office:value-type="float" office:value="15" calcext:value-type="float">
            <text:p>15</text:p>
          </table:table-cell>
          <table:table-cell table:style-name="ce25" office:value-type="string" calcext:value-type="string">
            <text:p>A reforma da previdência do presidente Michel Temer era fundamental para o Brasil. 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25" table:formula="of:=SUM([.D16:.E16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Previdência social</text:p>
          </table:table-cell>
          <table:table-cell table:style-name="ce25" table:content-validation-name="val1"/>
          <table:table-cell table:style-name="ce25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25" table:formula="of:=[.A16]+1" office:value-type="float" office:value="16" calcext:value-type="float">
            <text:p>16</text:p>
          </table:table-cell>
          <table:table-cell table:style-name="ce48" office:value-type="string" calcext:value-type="string">
            <text:p>Sindicatos são instituições que defendem os trabalhadores e trabalhadoras. </text:p>
          </table:table-cell>
          <table:table-cell table:style-name="ce48" office:value-type="string" calcext:value-type="string">
            <text:p>Y</text:p>
          </table:table-cell>
          <table:table-cell table:style-name="ce48" table:number-columns-repeated="2"/>
          <table:table-cell table:style-name="ce25" table:formula="of:=SUM([.D17:.E17])" office:value-type="float" office:value="0" calcext:value-type="float">
            <text:p>0</text:p>
          </table:table-cell>
          <table:table-cell table:style-name="ce48" table:content-validation-name="val1" office:value-type="string" calcext:value-type="string">
            <text:p>Direitos trabalhistas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table:formula="of:=[.A17]+1" office:value-type="float" office:value="17" calcext:value-type="float">
            <text:p>17</text:p>
          </table:table-cell>
          <table:table-cell table:style-name="ce49" office:value-type="string" calcext:value-type="string">
            <text:p>Aborto, nos casos em que a vida da mulher não está ameaçada e estupro, deve ser sempre ilegal.</text:p>
          </table:table-cell>
          <table:table-cell table:style-name="ce50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18:.E18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Direitos das Mulheres</text:p>
          </table:table-cell>
          <table:table-cell table:style-name="ce52" table:content-validation-name="val1" office:value-type="string" calcext:value-type="string">
            <text:p>Religião</text:p>
          </table:table-cell>
          <table:table-cell table:style-name="ce25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table:formula="of:=[.A18]+1" office:value-type="float" office:value="18" calcext:value-type="float">
            <text:p>18</text:p>
          </table:table-cell>
          <table:table-cell table:style-name="ce49" office:value-type="string" calcext:value-type="string">
            <text:p>Nas escolas, a frequência às aulas não deveria ser obrigatória.</text:p>
          </table:table-cell>
          <table:table-cell table:style-name="ce50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19:.E19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ducação</text:p>
          </table:table-cell>
          <table:table-cell table:style-name="ce52" table:content-validation-name="val1"/>
          <table:table-cell table:style-name="ce25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table:formula="of:=[.A19]+1" office:value-type="float" office:value="19" calcext:value-type="float">
            <text:p>19</text:p>
          </table:table-cell>
          <table:table-cell table:style-name="ce49" office:value-type="string" calcext:value-type="string">
            <text:p>A posse de maconha para uso pessoal não deve ser considerada um crime.</text:p>
          </table:table-cell>
          <table:table-cell table:style-name="ce50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20:.E20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Drogas</text:p>
          </table:table-cell>
          <table:table-cell table:style-name="ce52" table:content-validation-name="val1"/>
          <table:table-cell table:style-name="ce25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table:formula="of:=[.A20]+1" office:value-type="float" office:value="20" calcext:value-type="float">
            <text:p>20</text:p>
          </table:table-cell>
          <table:table-cell table:style-name="ce49" office:value-type="string" calcext:value-type="string">
            <text:p>Aqueles que são capazes de trabalhar, mas recusam a oportunidade, não devem esperar o apoio da sociedade.</text:p>
          </table:table-cell>
          <table:table-cell table:style-name="ce50" office:value-type="string" calcext:value-type="string">
            <text:p>Y</text:p>
          </table:table-cell>
          <table:table-cell table:style-name="ce51" table:number-columns-repeated="2"/>
          <table:table-cell table:style-name="ce25" table:formula="of:=SUM([.D21:.E21])" office:value-type="float" office:value="0" calcext:value-type="float">
            <text:p>0</text:p>
          </table:table-cell>
          <table:table-cell table:style-name="ce51" table:content-validation-name="val1" office:value-type="string" calcext:value-type="string">
            <text:p>Assistência Social</text:p>
          </table:table-cell>
          <table:table-cell table:style-name="ce52" table:content-validation-name="val1" office:value-type="string" calcext:value-type="string">
            <text:p>Economia</text:p>
          </table:table-cell>
          <table:table-cell table:style-name="ce25" office:value-type="string" calcext:value-type="string">
            <text:p>Ainda precisamos definir a categoria.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table:formula="of:=[.A21]+1" office:value-type="float" office:value="21" calcext:value-type="float">
            <text:p>21</text:p>
          </table:table-cell>
          <table:table-cell table:style-name="ce49" office:value-type="string" calcext:value-type="string">
            <text:p>A pena de morte deveria existir para a maioria dos crimes hediondos.</text:p>
          </table:table-cell>
          <table:table-cell table:style-name="ce50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22:.E22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Direitos Civis</text:p>
          </table:table-cell>
          <table:table-cell table:style-name="ce52" table:content-validation-name="val1"/>
          <table:table-cell table:style-name="ce25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table:formula="of:=[.A22]+1" office:value-type="float" office:value="22" calcext:value-type="float">
            <text:p>22</text:p>
          </table:table-cell>
          <table:table-cell table:style-name="ce49" office:value-type="string" calcext:value-type="string">
            <text:p>Sexo fora do casamento é imoral.</text:p>
          </table:table-cell>
          <table:table-cell table:style-name="ce50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23:.E23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Direitos Civis</text:p>
          </table:table-cell>
          <table:table-cell table:style-name="ce52" table:content-validation-name="val1" office:value-type="string" calcext:value-type="string">
            <text:p>Religião</text:p>
          </table:table-cell>
          <table:table-cell table:style-name="ce25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table:formula="of:=[.A23]+1" office:value-type="float" office:value="23" calcext:value-type="float">
            <text:p>23</text:p>
          </table:table-cell>
          <table:table-cell table:style-name="ce49" office:value-type="string" calcext:value-type="string">
            <text:p>Um casal do mesmo sexo em uma relação estável pode adotar uma criança</text:p>
          </table:table-cell>
          <table:table-cell table:style-name="ce50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24:.E24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LGBTQ</text:p>
          </table:table-cell>
          <table:table-cell table:style-name="ce52" table:content-validation-name="val1"/>
          <table:table-cell table:style-name="ce25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table:formula="of:=[.A24]+1" office:value-type="float" office:value="24" calcext:value-type="float">
            <text:p>24</text:p>
          </table:table-cell>
          <table:table-cell table:style-name="ce49" office:value-type="string" calcext:value-type="string">
            <text:p>É um triste reflexo de nossa sociedade que algo tão básico quanto a água potável tenha sido transformado em produto para consumo engarrafado e de marca.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25:.E25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Meio Ambiente</text:p>
          </table:table-cell>
          <table:table-cell table:style-name="ce52" table:content-validation-name="val1" office:value-type="string" calcext:value-type="string">
            <text:p>Economia</text:p>
          </table:table-cell>
          <table:table-cell table:style-name="ce25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table:formula="of:=[.A25]+1" office:value-type="float" office:value="25" calcext:value-type="float">
            <text:p>25</text:p>
          </table:table-cell>
          <table:table-cell table:style-name="ce49" office:value-type="string" calcext:value-type="string">
            <text:p>A única responsabilidade social de uma empresa deveria ser oferecer lucro para seus acionistas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26:.E26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53" table:content-validation-name="val1"/>
          <table:table-cell table:style-name="ce48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table:formula="of:=[.A26]+1" office:value-type="float" office:value="26" calcext:value-type="float">
            <text:p>26</text:p>
          </table:table-cell>
          <table:table-cell table:style-name="ce49" office:value-type="string" calcext:value-type="string">
            <text:p>Aqueles que podem pagar mais devem ter o direito de receber educação melhor.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27:.E27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ducação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table:formula="of:=[.A27]+1" office:value-type="float" office:value="27" calcext:value-type="float">
            <text:p>27</text:p>
          </table:table-cell>
          <table:table-cell table:style-name="ce49" office:value-type="string" calcext:value-type="string">
            <text:p>O governo deveria redistribuir a fortuna dos ricos para os pobres.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28:.E28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table:formula="of:=[.A28]+1" office:value-type="float" office:value="28" calcext:value-type="float">
            <text:p>28</text:p>
          </table:table-cell>
          <table:table-cell table:style-name="ce49" office:value-type="string" calcext:value-type="string">
            <text:p>O governo deveria fornecer assistência médica sem custo para seus cidadãos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29:.E29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Saúde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table:formula="of:=[.A29]+1" office:value-type="float" office:value="29" calcext:value-type="float">
            <text:p>29</text:p>
          </table:table-cell>
          <table:table-cell table:style-name="ce49" office:value-type="string" calcext:value-type="string">
            <text:p>O governo deveria definir um limite para o salário dos banqueiros e donos de empresa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30:.E30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table:formula="of:=[.A30]+1" office:value-type="float" office:value="30" calcext:value-type="float">
            <text:p>30</text:p>
          </table:table-cell>
          <table:table-cell table:style-name="ce49" office:value-type="string" calcext:value-type="string">
            <text:p>Igualdade é mais importante que crescimento econômico.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31:.E31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31" calcext:value-type="float">
            <text:p>31</text:p>
          </table:table-cell>
          <table:table-cell table:style-name="ce49" office:value-type="string" calcext:value-type="string">
            <text:p>Ninguém escolheu nascer em seu país, portanto, é tolice ter orgulho disso.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32:.E32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Imigração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32" calcext:value-type="float">
            <text:p>32</text:p>
          </table:table-cell>
          <table:table-cell table:style-name="ce49" office:value-type="string" calcext:value-type="string">
            <text:p>Ações militares que contrariam a legislação internacional às vezes são justificadas.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33:.E33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Soberania Nacional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33" calcext:value-type="float">
            <text:p>33</text:p>
          </table:table-cell>
          <table:table-cell table:style-name="ce49" office:value-type="string" calcext:value-type="string">
            <text:p>O mais importante que as crianças devem aprender é a respeitar as instruções.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34:.E34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ducação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34" calcext:value-type="float">
            <text:p>34</text:p>
          </table:table-cell>
          <table:table-cell table:style-name="ce49" office:value-type="string" calcext:value-type="string">
            <text:p>A imigração no meu país deveria ser minimizada e estritamente controlada.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35:.E35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Imigração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35" calcext:value-type="float">
            <text:p>35</text:p>
          </table:table-cell>
          <table:table-cell table:style-name="ce49" office:value-type="string" calcext:value-type="string">
            <text:p>Títulos monárquicos e aristocráticos deveriam ser abolidos.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36:.E36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Governo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36" calcext:value-type="float">
            <text:p>36</text:p>
          </table:table-cell>
          <table:table-cell table:style-name="ce49" office:value-type="string" calcext:value-type="string">
            <text:p>Suicídio clinicamente assistido deveria ser legal.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37:.E37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Direitos Civis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37" calcext:value-type="float">
            <text:p>37</text:p>
          </table:table-cell>
          <table:table-cell table:style-name="ce49" office:value-type="string" calcext:value-type="string">
            <text:p>Se as pessoas querem dirigir sem utilizar o cinto de segurança, esta decisão deve lhes caber.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38:.E38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Direitos Civis</text:p>
          </table:table-cell>
          <table:table-cell table:style-name="ce47" table:content-validation-name="val1" office:value-type="string" calcext:value-type="string">
            <text:p>Transporte</text:p>
          </table:table-cell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38" calcext:value-type="float">
            <text:p>38</text:p>
          </table:table-cell>
          <table:table-cell table:style-name="ce49" office:value-type="string" calcext:value-type="string">
            <text:p>Em uma sociedade civilizada, deve sempre haver pessoas acima, para serem obedecidas, e pessoas abaixo, para serem comandadas.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39:.E39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Governo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39" calcext:value-type="float">
            <text:p>39</text:p>
          </table:table-cell>
          <table:table-cell table:style-name="ce49" office:value-type="string" calcext:value-type="string">
            <text:p>A arte abstrata que não representa nada não deve ser considerada arte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40:.E40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Cultura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40" calcext:value-type="float">
            <text:p>40</text:p>
          </table:table-cell>
          <table:table-cell table:style-name="ce49" office:value-type="string" calcext:value-type="string">
            <text:p>Na justiça criminal, a punição deve ser mais importante do que a reabilitação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41:.E41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Segurança Pública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41" calcext:value-type="float">
            <text:p>41</text:p>
          </table:table-cell>
          <table:table-cell table:style-name="ce49" office:value-type="string" calcext:value-type="string">
            <text:p>Nenhum meio de comunicação, não importa o quão independente seja seu conteúdo, deve receber financiamento público.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42:.E42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Comunicação Social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42" calcext:value-type="float">
            <text:p>42</text:p>
          </table:table-cell>
          <table:table-cell table:style-name="ce49" office:value-type="string" calcext:value-type="string">
            <text:p>Nossas liberdades civis estão sendo excessivamente reduzidas em nome da luta contra o terrorismo. v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43:.E43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Direitos Civis</text:p>
          </table:table-cell>
          <table:table-cell table:style-name="ce47" table:content-validation-name="val1" office:value-type="string" calcext:value-type="string">
            <text:p>Soberania Nacional</text:p>
          </table:table-cell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43" calcext:value-type="float">
            <text:p>43</text:p>
          </table:table-cell>
          <table:table-cell table:style-name="ce49" office:value-type="string" calcext:value-type="string">
            <text:p>Uma vantagem significativa de um estado com apenas um único partido político é que ele evita todos os argumentos que atrasam o progresso em um sistema político democrático.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44:.E44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Governo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44" calcext:value-type="float">
            <text:p>44</text:p>
          </table:table-cell>
          <table:table-cell table:style-name="ce49" office:value-type="string" calcext:value-type="string">
            <text:p>Todas as pessoas têm seus direitos, mas é melhor para todos que diferentes tipos de pessoas não se misturem.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45:.E45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Direitos Civis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45" calcext:value-type="float">
            <text:p>45</text:p>
          </table:table-cell>
          <table:table-cell table:style-name="ce49" office:value-type="string" calcext:value-type="string">
            <text:p>Pessoas com graves deficiências hereditárias não devem reproduzir.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46:.E46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Direitos Civis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46" calcext:value-type="float">
            <text:p>46</text:p>
          </table:table-cell>
          <table:table-cell table:style-name="ce49" office:value-type="string" calcext:value-type="string">
            <text:p>Não existem pessoas selvagens e pessoas civilizadas; existem apenas culturas diferentes.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47:.E47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Cultura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47" calcext:value-type="float">
            <text:p>47</text:p>
          </table:table-cell>
          <table:table-cell table:style-name="ce49" office:value-type="string" calcext:value-type="string">
            <text:p>O que acontece em um quarto particular entre adultos com consentimento não é da conta do Estado.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48:.E48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Direitos Civis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48" calcext:value-type="float">
            <text:p>48</text:p>
          </table:table-cell>
          <table:table-cell table:style-name="ce49" office:value-type="string" calcext:value-type="string">
            <text:p>Toda a autoridade deve ser questionada.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49:.E49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Direitos Civis</text:p>
          </table:table-cell>
          <table:table-cell table:style-name="ce47" table:content-validation-name="val1" office:value-type="string" calcext:value-type="string">
            <text:p>Governo</text:p>
          </table:table-cell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49" calcext:value-type="float">
            <text:p>49</text:p>
          </table:table-cell>
          <table:table-cell table:style-name="ce49" office:value-type="string" calcext:value-type="string">
            <text:p>Eu sempre apoiaria o meu país, não importa se estivesse certo ou errado.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50:.E50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Soberania Nacional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50" calcext:value-type="float">
            <text:p>50</text:p>
          </table:table-cell>
          <table:table-cell table:style-name="ce49" office:value-type="string" calcext:value-type="string">
            <text:p>O dinheiro dos contribuintes não deveria ser gasto com artes ou esportes.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51:.E51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Cultura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51" calcext:value-type="float">
            <text:p>51</text:p>
          </table:table-cell>
          <table:table-cell table:style-name="ce49" office:value-type="string" calcext:value-type="string">
            <text:p>O que é bom para a maior parte das corporações bem sucedidas é sempre, em última instância, bom para todos nós.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52:.E52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52" calcext:value-type="float">
            <text:p>52</text:p>
          </table:table-cell>
          <table:table-cell table:style-name="ce49" office:value-type="string" calcext:value-type="string">
            <text:p>O homem de negócios e o trabalhador da fábrica são mais importantes do que o escritor e o artista.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53:.E53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 table:content-validation-name="val1" office:value-type="string" calcext:value-type="string">
            <text:p>Cultura</text:p>
          </table:table-cell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53" calcext:value-type="float">
            <text:p>53</text:p>
          </table:table-cell>
          <table:table-cell table:style-name="ce49" office:value-type="string" calcext:value-type="string">
            <text:p>Ultimamente, as pessoas estão divididas mais por classes do que por nacionalidades.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54:.E54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54" calcext:value-type="float">
            <text:p>54</text:p>
          </table:table-cell>
          <table:table-cell table:style-name="ce49" office:value-type="string" calcext:value-type="string">
            <text:p>De uma forma geral, o salário mínimo causa mais mal do que bem.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55:.E55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55" calcext:value-type="float">
            <text:p>55</text:p>
          </table:table-cell>
          <table:table-cell table:style-name="ce49" office:value-type="string" calcext:value-type="string">
            <text:p>É lamentável que tantas fortunas pessoais sejam acumuladas por pessoas que simplesmente manipulam dinheiro e não contribuem em nada para a sociedade.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56:.E56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56" calcext:value-type="float">
            <text:p>56</text:p>
          </table:table-cell>
          <table:table-cell table:style-name="ce49" office:value-type="string" calcext:value-type="string">
            <text:p>Controlar a inflação é mais importante do que controlar o desemprego.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57:.E57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57" calcext:value-type="float">
            <text:p>57</text:p>
          </table:table-cell>
          <table:table-cell table:style-name="ce49" office:value-type="string" calcext:value-type="string">
            <text:p>A terra não deveria ser uma mercadoria para ser comprada e vendida.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58:.E58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 table:content-validation-name="val1" office:value-type="string" calcext:value-type="string">
            <text:p>Organização Agrária</text:p>
          </table:table-cell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58" calcext:value-type="float">
            <text:p>58</text:p>
          </table:table-cell>
          <table:table-cell table:style-name="ce49" office:value-type="string" calcext:value-type="string">
            <text:p>Os ricos pagam muitos impostos.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59:.E59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 table:content-validation-name="val1" office:value-type="string" calcext:value-type="string">
            <text:p>Impostos</text:p>
          </table:table-cell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Descriminalização do consumo da maconha.'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60:.E60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Drogas</text:p>
          </table:table-cell>
          <table:table-cell table:style-name="ce47" table:content-validation-name="val1" office:value-type="string" calcext:value-type="string">
            <text:p>Saúde</text:p>
          </table:table-cell>
          <table:table-cell table:style-name="ce47" office:value-type="string" calcext:value-type="string">
            <text:p>Vota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60" calcext:value-type="float">
            <text:p>60</text:p>
          </table:table-cell>
          <table:table-cell table:style-name="ce47" office:value-type="string" calcext:value-type="string">
            <text:p>É importante que se discuta identidade de gênero nas escolas municipais.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61:.E61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LGBTQ</text:p>
          </table:table-cell>
          <table:table-cell table:style-name="ce47" table:content-validation-name="val1"/>
          <table:table-cell table:style-name="ce47" office:value-type="string" calcext:value-type="string">
            <text:p>Vota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Redução da maioridade penal para 16 anos.'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62:.E62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Segurança Pública</text:p>
          </table:table-cell>
          <table:table-cell table:style-name="ce47" table:content-validation-name="val1"/>
          <table:table-cell table:style-name="ce47" office:value-type="string" calcext:value-type="string">
            <text:p>Vota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62" calcext:value-type="float">
            <text:p>62</text:p>
          </table:table-cell>
          <table:table-cell table:style-name="ce47" office:value-type="string" calcext:value-type="string">
            <text:p>Definição exclusiva de família como homem <text:s/>mulher e filhos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63:.E63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LGBTQ</text:p>
          </table:table-cell>
          <table:table-cell table:style-name="ce47" table:content-validation-name="val1" office:value-type="string" calcext:value-type="string">
            <text:p>Religião</text:p>
          </table:table-cell>
          <table:table-cell table:style-name="ce47" office:value-type="string" calcext:value-type="string">
            <text:p>Vota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63" calcext:value-type="float">
            <text:p>63</text:p>
          </table:table-cell>
          <table:table-cell table:style-name="ce47" office:value-type="string" calcext:value-type="string">
            <text:p>Privatização de serviços públicos como educação saúde e cultura.'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64:.E64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 table:content-validation-name="val1"/>
          <table:table-cell table:style-name="ce47" office:value-type="string" calcext:value-type="string">
            <text:p>Vota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64" calcext:value-type="float">
            <text:p>64</text:p>
          </table:table-cell>
          <table:table-cell table:style-name="ce47" office:value-type="string" calcext:value-type="string">
            <text:p>Campanhas eleitorais financiadas unicamente com dinheiro público. [Além do dinheiro público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65:.E65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Governo</text:p>
          </table:table-cell>
          <table:table-cell table:style-name="ce47" table:content-validation-name="val1"/>
          <table:table-cell table:style-name="ce47" office:value-type="string" calcext:value-type="string">
            <text:p>Vota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65" calcext:value-type="float">
            <text:p>65</text:p>
          </table:table-cell>
          <table:table-cell table:style-name="ce47" office:value-type="string" calcext:value-type="string">
            <text:p>Ocupação de prédios públicos como instrumento de mobilização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66:.E66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Direitos Civis</text:p>
          </table:table-cell>
          <table:table-cell table:style-name="ce47" table:content-validation-name="val1"/>
          <table:table-cell table:style-name="ce47" office:value-type="string" calcext:value-type="string">
            <text:p>Vota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66" calcext:value-type="float">
            <text:p>66</text:p>
          </table:table-cell>
          <table:table-cell table:style-name="ce47" office:value-type="string" calcext:value-type="string">
            <text:p>Moradores da APA - Área de Proteção Ambiental - que preservam o meio ambiente deveriam receber incentivo financeiro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67:.E67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Meio Ambiente</text:p>
          </table:table-cell>
          <table:table-cell table:style-name="ce47" table:content-validation-name="val1"/>
          <table:table-cell table:style-name="ce47" office:value-type="string" calcext:value-type="string">
            <text:p>Vota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67" calcext:value-type="float">
            <text:p>67</text:p>
          </table:table-cell>
          <table:table-cell table:style-name="ce47" office:value-type="string" calcext:value-type="string">
            <text:p>Remoção de moradias irregulares para expansão econômica.'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68:.E68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 table:content-validation-name="val1" office:value-type="string" calcext:value-type="string">
            <text:p>Habitação</text:p>
          </table:table-cell>
          <table:table-cell table:style-name="ce47" office:value-type="string" calcext:value-type="string">
            <text:p>Vota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68" calcext:value-type="float">
            <text:p>68</text:p>
          </table:table-cell>
          <table:table-cell table:style-name="ce47" office:value-type="string" calcext:value-type="string">
            <text:p>Construção de moradias populares na periferia mesmo antes de garantir atendimento básico como centros de saúde e escolas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69:.E69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Habitação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 office:value-type="string" calcext:value-type="string">
            <text:p>Vota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69" calcext:value-type="float">
            <text:p>69</text:p>
          </table:table-cell>
          <table:table-cell table:style-name="ce47" office:value-type="string" calcext:value-type="string">
            <text:p>Fim das coligações eleitorais em eleições para vereadores. [A forma atual permite que as pessoas votem em candidatos(as) do partido X e elejam candidatos(as) do partido Y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70:.E70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Governo</text:p>
          </table:table-cell>
          <table:table-cell table:style-name="ce47" table:content-validation-name="val1"/>
          <table:table-cell table:style-name="ce47" office:value-type="string" calcext:value-type="string">
            <text:p>Vota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70" calcext:value-type="float">
            <text:p>70</text:p>
          </table:table-cell>
          <table:table-cell table:style-name="ce47" office:value-type="string" calcext:value-type="string">
            <text:p>Programa Mais Médicos. [Programa do governo federal que traz médicos de outros países para trabalhar no Brasil]'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71:.E71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Saúde</text:p>
          </table:table-cell>
          <table:table-cell table:style-name="ce47" table:content-validation-name="val1"/>
          <table:table-cell table:style-name="ce47" office:value-type="string" calcext:value-type="string">
            <text:p>Vota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71" calcext:value-type="float">
            <text:p>71</text:p>
          </table:table-cell>
          <table:table-cell table:style-name="ce47" office:value-type="string" calcext:value-type="string">
            <text:p>Intervenção policial em protestos e manifestações populares.'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72:.E72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Direitos Civis</text:p>
          </table:table-cell>
          <table:table-cell table:style-name="ce47" table:content-validation-name="val1" office:value-type="string" calcext:value-type="string">
            <text:p>Segurança Pública</text:p>
          </table:table-cell>
          <table:table-cell table:style-name="ce47" office:value-type="string" calcext:value-type="string">
            <text:p>Vota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72" calcext:value-type="float">
            <text:p>72</text:p>
          </table:table-cell>
          <table:table-cell table:style-name="ce47" office:value-type="string" calcext:value-type="string">
            <text:p>Terceirização da gestão de espaços culturais da cidade para coletivos de cultura historicamente reconhecidos em Campinas.'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73:.E73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 table:content-validation-name="val1" office:value-type="string" calcext:value-type="string">
            <text:p>Cultura</text:p>
          </table:table-cell>
          <table:table-cell table:style-name="ce47" office:value-type="string" calcext:value-type="string">
            <text:p>Vota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73" calcext:value-type="float">
            <text:p>73</text:p>
          </table:table-cell>
          <table:table-cell table:style-name="ce47" office:value-type="string" calcext:value-type="string">
            <text:p>Grandes empreendimentos podem iniciar suas obras mesmo antes de conseguirem o licenciamento ambiental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74:.E74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Meio Ambiente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 office:value-type="string" calcext:value-type="string">
            <text:p>Vota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74" calcext:value-type="float">
            <text:p>74</text:p>
          </table:table-cell>
          <table:table-cell table:style-name="ce47" office:value-type="string" calcext:value-type="string">
            <text:p>A desmilitarização da polícia seria melhor para policiais e população. 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75:.E75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Segurança Pública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75" calcext:value-type="float">
            <text:p>75</text:p>
          </table:table-cell>
          <table:table-cell table:style-name="ce47" office:value-type="string" calcext:value-type="string">
            <text:p>A Justiça Restaurativa é uma medida útil para ajudar nos casos de violência doméstica e familiar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76:.E76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Gênero</text:p>
          </table:table-cell>
          <table:table-cell table:style-name="ce47" table:content-validation-name="val1"/>
          <table:table-cell table:style-name="ce47" office:value-type="string" calcext:value-type="string">
            <text:p>Deixar maiis claro a afirmação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76" calcext:value-type="float">
            <text:p>76</text:p>
          </table:table-cell>
          <table:table-cell table:style-name="ce47" office:value-type="string" calcext:value-type="string">
            <text:p>A transferência da gestão pública para a privada é um instrumento para melhorar equipamentos que estão sucateados no Estado. 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77:.E77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77" calcext:value-type="float">
            <text:p>77</text:p>
          </table:table-cell>
          <table:table-cell table:style-name="ce47" office:value-type="string" calcext:value-type="string">
            <text:p>O intervencionismo do Estado na Econômia atrapalha o desenvolvimento do país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78:.E78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78" calcext:value-type="float">
            <text:p>78</text:p>
          </table:table-cell>
          <table:table-cell table:style-name="ce47" office:value-type="string" calcext:value-type="string">
            <text:p>Para a economia crescer o país deve investir fortemente nas empresas e bancos, pois são fonte de recurso e emprego 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79:.E79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79" calcext:value-type="float">
            <text:p>79</text:p>
          </table:table-cell>
          <table:table-cell table:style-name="ce47" office:value-type="string" calcext:value-type="string">
            <text:p>Ensino de religiões nas escolas públicas e privadas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80:.E80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ducação</text:p>
          </table:table-cell>
          <table:table-cell table:style-name="ce47" table:content-validation-name="val1" office:value-type="string" calcext:value-type="string">
            <text:p>Religião</text:p>
          </table:table-cell>
          <table:table-cell table:style-name="ce47" office:value-type="string" calcext:value-type="string">
            <text:p>Claudia levantou que existe uma bancada grande voltada a religião no congresso. </text:p>
          </table:table-cell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80" calcext:value-type="float">
            <text:p>80</text:p>
          </table:table-cell>
          <table:table-cell table:style-name="ce47" office:value-type="string" calcext:value-type="string">
            <text:p>Deve- se ter leis para a paridade salarial entre homens e mulheres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81:.E81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Gênero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81" calcext:value-type="float">
            <text:p>81</text:p>
          </table:table-cell>
          <table:table-cell table:style-name="ce47" office:value-type="string" calcext:value-type="string">
            <text:p>Existe racismo com negros e brancos 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82:.E82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Raça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82" calcext:value-type="float">
            <text:p>82</text:p>
          </table:table-cell>
          <table:table-cell table:style-name="ce47" office:value-type="string" calcext:value-type="string">
            <text:p>O combate a criminalidade deve ser enfrentado com intervenção militar 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83:.E83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Segurança Pública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83" calcext:value-type="float">
            <text:p>83</text:p>
          </table:table-cell>
          <table:table-cell table:style-name="ce47" office:value-type="string" calcext:value-type="string">
            <text:p>Ricos e pobres tem os mesmos direitos e deveres no Brasil</text:p>
          </table:table-cell>
          <table:table-cell table:style-name="ce47" office:value-type="string" calcext:value-type="string">
            <text:p>y</text:p>
          </table:table-cell>
          <table:table-cell table:style-name="ce47" table:number-columns-repeated="2"/>
          <table:table-cell table:style-name="ce25" table:formula="of:=SUM([.D84:.E84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 table:content-validation-name="val1"/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84" calcext:value-type="float">
            <text:p>84</text:p>
          </table:table-cell>
          <table:table-cell table:style-name="ce47" office:value-type="string" calcext:value-type="string">
            <text:p>A previdência social no país deveria ser privatizada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85:.E85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 table:content-validation-name="val1" office:value-type="string" calcext:value-type="string">
            <text:p>Previdência social</text:p>
          </table:table-cell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85" calcext:value-type="float">
            <text:p>85</text:p>
          </table:table-cell>
          <table:table-cell table:style-name="ce47" office:value-type="string" calcext:value-type="string">
            <text:p>As Univerisdades Públicas deveriam ser paga por quem pode pagar 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86:.E86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ducação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>
          <table:table-cell table:style-name="ce47" office:value-type="float" office:value="86" calcext:value-type="float">
            <text:p>86</text:p>
          </table:table-cell>
          <table:table-cell table:style-name="ce47" office:value-type="string" calcext:value-type="string">
            <text:p>As Univerisdades Públicas deveriam ser paga por quem pode pagar 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25" table:formula="of:=SUM([.D87:.E87])" office:value-type="float" office:value="0" calcext:value-type="float">
            <text:p>0</text:p>
          </table:table-cell>
          <table:table-cell table:style-name="ce47" table:content-validation-name="val1" office:value-type="string" calcext:value-type="string">
            <text:p>Educação</text:p>
          </table:table-cell>
          <table:table-cell table:style-name="ce47" table:content-validation-name="val1" office:value-type="string" calcext:value-type="string">
            <text:p>Economia</text:p>
          </table:table-cell>
          <table:table-cell table:style-name="ce47"/>
          <table:table-cell table:style-name="ce26" table:number-columns-repeated="23"/>
          <table:table-cell table:number-columns-repeated="992"/>
        </table:table-row>
        <table:table-row table:style-name="ro3" table:number-rows-repeated="912">
          <table:table-cell table:style-name="ce26" table:number-columns-repeated="32"/>
          <table:table-cell table:number-columns-repeated="992"/>
        </table:table-row>
        <table:table-row table:style-name="ro4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questões.$A$1" table:cell-range-address="$'questões1.0'.$A$1:.$AF$87"/>
        </table:named-expressions>
      </table:table>
      <table:named-expressions/>
      <table:database-ranges>
        <table:database-range table:name="Table_1" table:target-range-address="questões.C1:questões.AA961" table:contains-header="false" table:orientation="column"/>
        <table:database-range table:name="Table_2" table:target-range-address="'questões1.0'.A1:'questões1.0'.AF999" table:contains-header="false" table:orientation="column"/>
        <table:database-range table:name="__Anonymous_Sheet_DB__0" table:target-range-address="questões.A1:questões.E20" table:orientation="column"/>
        <table:database-range table:name="__Anonymous_Sheet_DB__3" table:target-range-address="Dados.A1:Dados.A33" table:display-filter-buttons="true" table:orientation="column"/>
        <table:database-range table:name="__Anonymous_Sheet_DB__4" table:target-range-address="'questões1.0'.A1:'questões1.0'.AF87" table:display-filter-buttons="true" table:orientation="column"/>
      </table:database-ranges>
      <table:data-pilot-tables>
        <table:data-pilot-table table:name="Tabela dinâmica 2" table:application-data="" table:target-range-address="'Tabela dinâmica 2'.A1:'Tabela dinâmica 2'.B5" table:buttons="'Tabela dinâmica 2'.A1" table:show-filter-button="false">
          <table:source-cell-range table:cell-range-address="questões.C1:questões.E49"/>
          <table:data-pilot-field table:source-field-name="#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ntendiment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levânci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" table:display="true" table:show-details="true"/>
                <table:data-pilot-member table:name="2" table:display="true" table:show-details="true"/>
                <table:data-pilot-member table:name="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om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  <table:data-pilot-member table:name="6" table:display="true" table:show-details="true"/>
                <table:data-pilot-member table:name="5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tegoria 1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omunicação Social" table:display="true" table:show-details="true"/>
                <table:data-pilot-member table:name="Segurança Pública" table:display="true" table:show-details="true"/>
                <table:data-pilot-member table:name="Economia" table:display="true" table:show-details="true"/>
                <table:data-pilot-member table:name="" table:display="true" table:show-details="true"/>
                <table:data-pilot-member table:name="Saúde" table:display="true" table:show-details="true"/>
                <table:data-pilot-member table:name="Soberania Nacional" table:display="true" table:show-details="true"/>
                <table:data-pilot-member table:name="Prostituição" table:display="true" table:show-details="true"/>
                <table:data-pilot-member table:name="Imigração" table:display="true" table:show-details="true"/>
                <table:data-pilot-member table:name="Previdência social" table:display="true" table:show-details="true"/>
                <table:data-pilot-member table:name="Direitos trabalhistas" table:display="true" table:show-details="true"/>
                <table:data-pilot-member table:name="Direitos das Mulheres" table:display="true" table:show-details="true"/>
                <table:data-pilot-member table:name="Educação" table:display="true" table:show-details="true"/>
                <table:data-pilot-member table:name="Assistência Social" table:display="true" table:show-details="true"/>
                <table:data-pilot-member table:name="Direitos Civis" table:display="true" table:show-details="true"/>
                <table:data-pilot-member table:name="LGBTQ" table:display="true" table:show-details="true"/>
                <table:data-pilot-member table:name="Governo" table:display="true" table:show-details="true"/>
                <table:data-pilot-member table:name="Cultura" table:display="true" table:show-details="true"/>
                <table:data-pilot-member table:name="Habitação" table:display="true" table:show-details="true"/>
                <table:data-pilot-member table:name="Meio Ambiente" table:display="true" table:show-details="true"/>
                <table:data-pilot-member table:name="Gêner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tegoria 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Liberdade de expressão" table:display="true" table:show-details="true"/>
                <table:data-pilot-member table:name="" table:display="true" table:show-details="true"/>
                <table:data-pilot-member table:name="Impostos" table:display="true" table:show-details="true"/>
                <table:data-pilot-member table:name="Gênero" table:display="true" table:show-details="true"/>
                <table:data-pilot-member table:name="Economia" table:display="true" table:show-details="true"/>
                <table:data-pilot-member table:name="Religião" table:display="true" table:show-details="true"/>
                <table:data-pilot-member table:name="Cultura" table:display="true" table:show-details="true"/>
                <table:data-pilot-member table:name="Organização Agrária" table:display="true" table:show-details="true"/>
                <table:data-pilot-member table:name="Segurança Pública" table:display="true" table:show-details="true"/>
                <table:data-pilot-member table:name="Previdência social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mentário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Pensar em outra palavra para saúde." table:display="true" table:show-details="true"/>
                <table:data-pilot-member table:name="Essa questão é muito óbvia e todo mundo vai responder que sim. " table:display="true" table:show-details="true"/>
                <table:data-pilot-member table:name="Colocamos 3 por conta da pauta de interferência dos militares na pauta política. " table:display="true" table:show-details="true"/>
                <table:data-pilot-member table:name="aqui é pagar mais impostos, ou os impostos deveriam ser proporcional a bens e riquezas" table:display="true" table:show-details="true"/>
                <table:data-pilot-member table:name="Ainda precisamos definir a categoria." table:display="true" table:show-details="true"/>
                <table:data-pilot-member table:name="Complexa" table:display="true" table:show-details="true"/>
                <table:data-pilot-member table:name="Vota" table:display="true" table:show-details="true"/>
                <table:data-pilot-member table:name="Vota, Ponto de atenção para a palavra privatização. " table:display="true" table:show-details="true"/>
                <table:data-pilot-member table:name="Verificar se na próxima isso vai valer. " table:display="true" table:show-details="true"/>
                <table:data-pilot-member table:name="Analisar nos testes o entendimento." table:display="true" table:show-details="true"/>
                <table:data-pilot-member table:name="Claudia levantou que existe uma bancada grande voltada a religião no congresso. 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ixo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Y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Questão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Deve haver uma nova regulamentação dos meios de comunicação" table:display="true" table:show-details="true"/>
                <table:data-pilot-member table:name="O porte de armas deve ser liberado no Brasil. " table:display="true" table:show-details="true"/>
                <table:data-pilot-member table:name="O governo tem um papel essencial na regulação dos mercados para garantir os direitos dos consumidores. " table:display="true" table:show-details="true"/>
                <table:data-pilot-member table:name="Empresas estrangeiras deve pagar mais impostos no Brasil para garantir a saúde das empresas brasileiras. " table:display="true" table:show-details="true"/>
                <table:data-pilot-member table:name="A aposentadoria deveria ser garantida pelo governo para todas e todos os brasileiros." table:display="true" table:show-details="true"/>
                <table:data-pilot-member table:name="O governo deve garantir saúde pública de qualidade e gratuita para toda a população. " table:display="true" table:show-details="true"/>
                <table:data-pilot-member table:name="O governo deve isentar as igrejas de impostos. " table:display="true" table:show-details="true"/>
                <table:data-pilot-member table:name="O Brasil deve investir para ter um exército forte e equipado para sua própria defesa. " table:display="true" table:show-details="true"/>
                <table:data-pilot-member table:name="A prostituição deve ser regulamentada" table:display="true" table:show-details="true"/>
                <table:data-pilot-member table:name="O consumo da maconha deve ser legalizado." table:display="true" table:show-details="true"/>
                <table:data-pilot-member table:name="Adoção de cotas raciais nas universidades públicas." table:display="true" table:show-details="true"/>
                <table:data-pilot-member table:name="Os imigrantes devem ter os mesmos direitos dos brasileiros e brasileiras. " table:display="true" table:show-details="true"/>
                <table:data-pilot-member table:name="Os ricos deveriam pagar mais impostos. " table:display="true" table:show-details="true"/>
                <table:data-pilot-member table:name="A idade mínima de aposentadoria no Brasil deveria aumentar." table:display="true" table:show-details="true"/>
                <table:data-pilot-member table:name="Sindicatos são instituições que defendem os trabalhadores e trabalhadoras. " table:display="true" table:show-details="true"/>
                <table:data-pilot-member table:name="Aborto deve ser ilegal em todos os casos." table:display="true" table:show-details="true"/>
                <table:data-pilot-member table:name="Nas escolas, a frequência às aulas não deveria ser obrigatória." table:display="true" table:show-details="true"/>
                <table:data-pilot-member table:name="Aqueles que são capazes de trabalhar, mas recusam a oportunidade, não devem esperar o apoio da sociedade." table:display="true" table:show-details="true"/>
                <table:data-pilot-member table:name="A pena de morte deveria existir." table:display="true" table:show-details="true"/>
                <table:data-pilot-member table:name="Sexo fora do casamento é imoral." table:display="true" table:show-details="true"/>
                <table:data-pilot-member table:name="Um casal do mesmo sexo pode adotar uma criança" table:display="true" table:show-details="true"/>
                <table:data-pilot-member table:name="O único objetivo das empresas deve ser dar lucros aos seus donos. " table:display="true" table:show-details="true"/>
                <table:data-pilot-member table:name="Aqueles que podem pagar mais devem ter o direito de receber educação melhor." table:display="true" table:show-details="true"/>
                <table:data-pilot-member table:name="O governo deveria fornecer assistência médica sem custo para seus cidadãos" table:display="true" table:show-details="true"/>
                <table:data-pilot-member table:name="Crescimento econômico é mais importante que igualdade social" table:display="true" table:show-details="true"/>
                <table:data-pilot-member table:name="Ninguém escolheu nascer em seu país, portanto, é tolice ter orgulho disso." table:display="true" table:show-details="true"/>
                <table:data-pilot-member table:name="Eu apoiaria meu país em qualquer situação" table:display="true" table:show-details="true"/>
                <table:data-pilot-member table:name="Ações militares que contrariam a legislação internacional às vezes são justificadas." table:display="true" table:show-details="true"/>
                <table:data-pilot-member table:name="Títulos monárquicos e aristocráticos deveriam ser abolidos." table:display="true" table:show-details="true"/>
                <table:data-pilot-member table:name="Suicídio clinicamente assistido deveria ser legal." table:display="true" table:show-details="true"/>
                <table:data-pilot-member table:name="Em uma sociedade civilizada, deve sempre haver pessoas acima, para comandar, e pessoas abaixo, para serem comandadas" table:display="true" table:show-details="true"/>
                <table:data-pilot-member table:name="Grafite é arte" table:display="true" table:show-details="true"/>
                <table:data-pilot-member table:name="Na justiça criminal, a punição deve ser mais importante do que a reabilitação" table:display="true" table:show-details="true"/>
                <table:data-pilot-member table:name="Nenhum meio de comunicação deve receber financiamento público" table:display="true" table:show-details="true"/>
                <table:data-pilot-member table:name="Um Estado com Partido único atrasa menos o progresso." table:display="true" table:show-details="true"/>
                <table:data-pilot-member table:name="Pessoas com graves deficiências hereditárias não devem se reproduzir." table:display="true" table:show-details="true"/>
                <table:data-pilot-member table:name="Os impostos deveriam ser gastos com artes ou esportes apenas se sobrar dinheiro." table:display="true" table:show-details="true"/>
                <table:data-pilot-member table:name="Tudo que é bom para as empresas é bom para toda a sociedade. " table:display="true" table:show-details="true"/>
                <table:data-pilot-member table:name="O homem de negócios e o trabalhador da fábrica são mais importantes do que o escritor e o artista." table:display="true" table:show-details="true"/>
                <table:data-pilot-member table:name="É importante que exista um salário mínimo para todos trabalhadores" table:display="true" table:show-details="true"/>
                <table:data-pilot-member table:name="Controlar a inflação é mais importante do que controlar o desemprego." table:display="true" table:show-details="true"/>
                <table:data-pilot-member table:name="O Brasil deveria fazer a reforma agrária (Redistribuição de terras)" table:display="true" table:show-details="true"/>
                <table:data-pilot-member table:name="É importante que se discuta identidade de gênero na escola" table:display="true" table:show-details="true"/>
                <table:data-pilot-member table:name="Redução da maioridade penal para 16 anos." table:display="true" table:show-details="true"/>
                <table:data-pilot-member table:name="Definição exclusiva de família como homem  mulher e filhos" table:display="true" table:show-details="true"/>
                <table:data-pilot-member table:name="Privatização de serviços públicos como educação, saúde e cultura." table:display="true" table:show-details="true"/>
                <table:data-pilot-member table:name="Campanhas eleitorais financiadas unicamente com dinheiro público. " table:display="true" table:show-details="true"/>
                <table:data-pilot-member table:name="Ocupação de prédios públicos como instrumento de mobilização" table:display="true" table:show-details="true"/>
                <table:data-pilot-member table:name="Construção de moradias populares na periferia mesmo antes de garantir atendimento básico como centros de saúde e escolas" table:display="true" table:show-details="true"/>
                <table:data-pilot-member table:name="Fim das coligações eleitorais em eleições para deputados." table:display="true" table:show-details="true"/>
                <table:data-pilot-member table:name="Programa Mais Médicos. [Programa do governo federal que traz médicos de outros países para trabalhar no Brasil]'" table:display="true" table:show-details="true"/>
                <table:data-pilot-member table:name="Intervenção policial em protestos e manifestações populares." table:display="true" table:show-details="true"/>
                <table:data-pilot-member table:name="Grandes empreendimentos podem iniciar suas obras mesmo antes de conseguirem o licenciamento ambiental" table:display="true" table:show-details="true"/>
                <table:data-pilot-member table:name="A conciliação é uma medida útil para ajudar nos casos de violência doméstica e familiar" table:display="true" table:show-details="true"/>
                <table:data-pilot-member table:name="A interferência do Estado na economia atrapalha o desenvolvimento do país" table:display="true" table:show-details="true"/>
                <table:data-pilot-member table:name="Para a economia crescer o país deve investir fortemente nas empresas e bancos, pois são fontes de recurso e emprego " table:display="true" table:show-details="true"/>
                <table:data-pilot-member table:name="Ensino de religiões nas escolas públicas e privadas" table:display="true" table:show-details="true"/>
                <table:data-pilot-member table:name="Deve-se ter leis para a igualdade de salários entre homens e mulheres" table:display="true" table:show-details="true"/>
                <table:data-pilot-member table:name="O combate à criminalidade deve ser enfrentado com intervenção militar " table:display="true" table:show-details="true"/>
                <table:data-pilot-member table:name="Ricos e pobres tem o mesmo acesso a direitos no Brasil" table:display="true" table:show-details="true"/>
                <table:data-pilot-member table:name="A previdência social no país deveria ser privatizada" table:display="true" table:show-details="true"/>
                <table:data-pilot-member table:name="As Univerdades Públicas deveriam ser paga por quem pode pagar 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21:26:10.138833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ões" style:display-name="PageStyle_quest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ologia_20_de_20_construção_20_das_20_questões" style:display-name="PageStyle_Metologia de construção das quest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a_20_dinâmica_20_2" style:display-name="PageStyle_Tabela dinâmic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dos" style:display-name="PageStyle_Da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ões1.0" style:display-name="PageStyle_questões1.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07T21:28:45.140891557</dc:date>
    <meta:editing-duration>PT6M23S</meta:editing-duration>
    <meta:editing-cycles>3</meta:editing-cycles>
    <meta:document-statistic meta:table-count="5" meta:cell-count="840" meta:object-count="0"/>
    <meta:user-defined meta:name="sheets-banding"/>
    <meta:user-defined meta:name="sheets-original-selection"/>
  </office:meta>
</office:document-meta>
</file>